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6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4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8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9" draw:style-name="dp1" draw:master-page-name="標準">
        <draw:g>
  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1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2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1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0" draw:style-name="dp1" draw:master-page-name="標準">
        <draw:g>
          <draw:rect draw:style-name="gr13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55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1" draw:style-name="dp1" draw:master-page-name="標準">
        <draw:polygon draw:style-name="gr14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2" draw:style-name="dp1" draw:master-page-name="標準">
        <draw:path draw:style-name="gr15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3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</draw:page>
      <draw:page draw:name="page14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5-09-27T18:50:44</dc:date>
    <meta:editing-duration>PT14H34M49S</meta:editing-duration>
    <meta:editing-cycles>5</meta:editing-cycles>
    <meta:generator>OpenOffice/4.1.0$Unix OpenOffice.org_project/410m18$Build-9764</meta:generator>
    <meta:document-statistic meta:object-count="76"/>
  </office:meta>
</office:document-meta>
</file>